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fo:font-weight="bold" officeooo:rsid="0008c400" officeooo:paragraph-rsid="0008c400" style:font-size-asian="13.1000003814697pt" style:font-weight-asian="bold" style:font-size-complex="15pt" style:font-weight-complex="bold"/>
    </style:style>
    <style:style style:name="P2" style:family="paragraph" style:parent-style-name="Standard" style:list-style-name="List_20_1">
      <style:text-properties fo:font-size="12pt" fo:font-weight="normal" officeooo:rsid="0008c400" officeooo:paragraph-rsid="0008c400" style:font-size-asian="10.5pt" style:font-weight-asian="normal" style:font-size-complex="12pt" style:font-weight-complex="normal"/>
    </style:style>
    <style:style style:name="P3" style:family="paragraph" style:parent-style-name="Standard" style:list-style-name="List_20_1">
      <style:text-properties fo:font-size="12pt" fo:font-weight="normal" officeooo:rsid="0008c400" officeooo:paragraph-rsid="000a6e15" style:font-size-asian="10.5pt" style:font-weight-asian="normal" style:font-size-complex="12pt" style:font-weight-complex="normal"/>
    </style:style>
    <style:style style:name="P4" style:family="paragraph" style:parent-style-name="Standard" style:list-style-name="List_20_1">
      <style:text-properties fo:font-size="12pt" fo:font-weight="normal" officeooo:rsid="000a2493" officeooo:paragraph-rsid="000a2493" style:font-size-asian="10.5pt" style:font-weight-asian="normal" style:font-size-complex="12pt" style:font-weight-complex="normal"/>
    </style:style>
    <style:style style:name="P5" style:family="paragraph" style:parent-style-name="Standard" style:list-style-name="List_20_1">
      <style:text-properties fo:font-size="12pt" fo:font-weight="normal" officeooo:rsid="000a6e15" officeooo:paragraph-rsid="000a6e15" style:font-size-asian="10.5pt" style:font-weight-asian="normal" style:font-size-complex="12pt" style:font-weight-complex="normal"/>
    </style:style>
    <style:style style:name="T1" style:family="text">
      <style:text-properties officeooo:rsid="000a2493"/>
    </style:style>
    <style:style style:name="T2" style:family="text">
      <style:text-properties officeooo:rsid="000a6e15"/>
    </style:style>
    <style:style style:name="T3" style:family="text">
      <style:text-properties officeooo:rsid="000a7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Drill 1</text:p>
      <text:p text:style-name="P1"/>
      <text:list xml:id="list2255763121" text:style-name="List_20_1">
        <text:list-item>
          <text:p text:style-name="P2">mkdir hello – Creation of “Hello” directory</text:p>
        </text:list-item>
        <text:list-item>
          <text:p text:style-name="P2">cd hello – Move to “Hello” directory</text:p>
        </text:list-item>
        <text:list-item>
          <text:p text:style-name="P2">mkdir five – Creation of “Five” Directory </text:p>
        </text:list-item>
        <text:list-item>
          <text:p text:style-name="P2">cd five – Move to “Five” Directory</text:p>
        </text:list-item>
        <text:list-item>
          <text:p text:style-name="P2">mkdir six – Creation of “Six” Directory</text:p>
        </text:list-item>
        <text:list-item>
          <text:p text:style-name="P2">cd six – <text:span text:style-name="T1">Move to “Six” Directory</text:span></text:p>
        </text:list-item>
        <text:list-item>
          <text:p text:style-name="P2">touch c.txt – <text:span text:style-name="T1">Create text file </text:span></text:p>
        </text:list-item>
        <text:list-item>
          <text:p text:style-name="P2">mkdir seven – <text:span text:style-name="T1">Creation of “Seven” Directory</text:span></text:p>
        </text:list-item>
        <text:list-item>
          <text:p text:style-name="P2">cd seven – <text:span text:style-name="T1">Move to “Seven” Directory</text:span></text:p>
        </text:list-item>
        <text:list-item>
          <text:p text:style-name="P2">touch error.log – <text:span text:style-name="T1">Create error.log file</text:span></text:p>
        </text:list-item>
        <text:list-item>
          <text:p text:style-name="P2"><text:span text:style-name="T2">cd ~</text:span> - <text:span text:style-name="T1">Move </text:span><text:span text:style-name="T2">back to home directory</text:span></text:p>
        </text:list-item>
        <text:list-item>
          <text:p text:style-name="P2">cd <text:span text:style-name="T2">hello – Move to “Hello” Directory</text:span></text:p>
        </text:list-item>
        <text:list-item>
          <text:p text:style-name="P2">mkdir one – <text:span text:style-name="T2">Creation of “One” Directory</text:span></text:p>
        </text:list-item>
        <text:list-item>
          <text:p text:style-name="P2">cd one – <text:span text:style-name="T2">Move to “One” Directory</text:span></text:p>
        </text:list-item>
        <text:list-item>
          <text:p text:style-name="P2">touch a.txt – <text:span text:style-name="T2">Create a.txt file</text:span></text:p>
        </text:list-item>
        <text:list-item>
          <text:p text:style-name="P2">touch b.txt – <text:span text:style-name="T2">Create b.txt file</text:span></text:p>
        </text:list-item>
        <text:list-item>
          <text:p text:style-name="P2">mkdir two – <text:span text:style-name="T2">Creation of “Two” Directory</text:span></text:p>
        </text:list-item>
        <text:list-item>
          <text:p text:style-name="P2">cd two – <text:span text:style-name="T2">Move to “Two” Directory</text:span></text:p>
        </text:list-item>
        <text:list-item>
          <text:p text:style-name="P2">touch d.txt – <text:span text:style-name="T2">Create d.txt file</text:span></text:p>
        </text:list-item>
        <text:list-item>
          <text:p text:style-name="P3">mkdir three – <text:span text:style-name="T2">Creation of “Three” Directory</text:span></text:p>
        </text:list-item>
        <text:list-item>
          <text:p text:style-name="P3">cd three – <text:span text:style-name="T2">Move to “Three” Directory</text:span></text:p>
        </text:list-item>
        <text:list-item>
          <text:p text:style-name="P2">touch e.txt – <text:span text:style-name="T2">Create e.txt file</text:span></text:p>
        </text:list-item>
        <text:list-item>
          <text:p text:style-name="P3">mkdir four – <text:span text:style-name="T2">Creation of “Four” Directory</text:span></text:p>
        </text:list-item>
        <text:list-item>
          <text:p text:style-name="P3">cd four – <text:span text:style-name="T2">Move to “Four” Directory</text:span></text:p>
        </text:list-item>
        <text:list-item>
          <text:p text:style-name="P2">touch access.log – <text:span text:style-name="T2">Create access.log file</text:span></text:p>
        </text:list-item>
        <text:list-item>
          <text:p text:style-name="P2">cd <text:span text:style-name="T2">~ - Move back to home directory</text:span></text:p>
        </text:list-item>
        <text:list-item>
          <text:p text:style-name="P5">cd hello – Move to “Hello” directory</text:p>
        </text:list-item>
        <text:list-item>
          <text:p text:style-name="P2">find . -name “*.log” -type f -delete – <text:span text:style-name="T2">To find all the files with name ending with “.log” in “Hello” Directory and Deleting it</text:span></text:p>
        </text:list-item>
        <text:list-item>
          <text:p text:style-name="P4">cd one – <text:span text:style-name="T2">Move to “One” Directory</text:span></text:p>
        </text:list-item>
        <text:list-item>
          <text:p text:style-name="P4">nano a.txt – <text:span text:style-name="T3">Edit text file in terminal, updating file with new text</text:span></text:p>
        </text:list-item>
        <text:list-item>
          <text:p text:style-name="P4">cd .. - <text:span text:style-name="T3">Move back to “Hello” Directory</text:span></text:p>
        </text:list-item>
        <text:list-item>
          <text:p text:style-name="P4">rm -R five – <text:span text:style-name="T3">Removing directory “Five” forcefully.</text:span></text:p>
        </text:list-item>
        <text:list-item>
          <text:p text:style-name="P4">mv one uno – <text:span text:style-name="T3">Changing the name of directory “One” to “Uno”</text:span></text:p>
        </text:list-item>
        <text:list-item>
          <text:p text:style-name="P4">cd uno – <text:span text:style-name="T3">Move to “Uno” Directory</text:span></text:p>
        </text:list-item>
        <text:list-item>
          <text:p text:style-name="P4">mv a.txt two/a.txt – <text:span text:style-name="T3">Moving text file “a.txt” to directory “Two”.</text:span></text:p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21:15:12.110587115</meta:creation-date>
    <dc:date>2022-11-02T21:52:28.746398822</dc:date>
    <meta:editing-duration>PT4M45S</meta:editing-duration>
    <meta:editing-cycles>1</meta:editing-cycles>
    <meta:document-statistic meta:table-count="0" meta:image-count="0" meta:object-count="0" meta:page-count="1" meta:paragraph-count="37" meta:word-count="281" meta:character-count="1497" meta:non-whitespace-character-count="1254"/>
    <meta:generator>LibreOffice/7.3.6.2$Linux_X86_64 LibreOffice_project/30$Build-2</meta:generator>
  </office:meta>
</office:document-meta>
</file>